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officeooo:paragraph-rsid="001d8309" style:font-weight-asian="normal" style:font-weight-complex="normal"/>
    </style:style>
    <style:style style:name="P4" style:family="paragraph" style:parent-style-name="Standard">
      <style:text-properties fo:font-weight="normal" officeooo:rsid="001d8309" officeooo:paragraph-rsid="001d8309" style:font-weight-asian="normal" style:font-weight-complex="normal"/>
    </style:style>
    <style:style style:name="P5" style:family="paragraph" style:parent-style-name="Standard">
      <style:text-properties officeooo:paragraph-rsid="001d8309"/>
    </style:style>
    <style:style style:name="P6" style:family="paragraph" style:parent-style-name="Standard">
      <style:text-properties officeooo:rsid="001d8309" officeooo:paragraph-rsid="001d8309"/>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paragraph-rsid="002447a5" style:font-weight-asian="normal" style:font-weight-complex="normal"/>
    </style:style>
    <style:style style:name="P9" style:family="paragraph" style:parent-style-name="Standard">
      <style:text-properties fo:font-weight="normal" officeooo:paragraph-rsid="002551c9" style:font-weight-asian="normal" style:font-weight-complex="normal"/>
    </style:style>
    <style:style style:name="P10" style:family="paragraph" style:parent-style-name="Standard">
      <style:text-properties fo:font-weight="normal" officeooo:rsid="0025d816" officeooo:paragraph-rsid="0025d816" style:font-weight-asian="normal" style:font-weight-complex="normal"/>
    </style:style>
    <style:style style:name="P11" style:family="paragraph" style:parent-style-name="Standard">
      <style:text-properties fo:font-weight="normal" officeooo:paragraph-rsid="0025d816" style:font-weight-asian="normal" style:font-weight-complex="normal"/>
    </style:style>
    <style:style style:name="P12" style:family="paragraph" style:parent-style-name="Standard">
      <style:text-properties fo:font-weight="normal" officeooo:paragraph-rsid="001d8309" style:font-weight-asian="normal" style:font-weight-complex="normal"/>
    </style:style>
    <style:style style:name="P13" style:family="paragraph" style:parent-style-name="Standard">
      <style:text-properties fo:font-weight="normal" officeooo:rsid="0027c70c" officeooo:paragraph-rsid="0027c70c" style:font-weight-asian="normal" style:font-weight-complex="normal"/>
    </style:style>
    <style:style style:name="P14" style:family="paragraph" style:parent-style-name="Standard">
      <style:text-properties fo:font-weight="normal" officeooo:rsid="0027f346" officeooo:paragraph-rsid="0027f346" style:font-weight-asian="normal" style:font-weight-complex="normal"/>
    </style:style>
    <style:style style:name="P15" style:family="paragraph" style:parent-style-name="Standard">
      <style:text-properties fo:font-weight="normal" officeooo:paragraph-rsid="0027f346" style:font-weight-asian="normal" style:font-weight-complex="normal"/>
    </style:style>
    <style:style style:name="P16" style:family="paragraph" style:parent-style-name="Standard">
      <style:text-properties fo:font-weight="bold" style:font-weight-asian="bold" style:font-weight-complex="bold"/>
    </style:style>
    <style:style style:name="P17" style:family="paragraph" style:parent-style-name="Standard">
      <style:text-properties officeooo:paragraph-rsid="001d8309"/>
    </style:style>
    <style:style style:name="T1" style:family="text">
      <style:text-properties fo:font-weight="normal" style:font-weight-asian="normal" style:font-weight-complex="normal"/>
    </style:style>
    <style:style style:name="T2" style:family="text">
      <style:text-properties fo:font-weight="normal" officeooo:rsid="001d8309" style:font-weight-asian="normal" style:font-weight-complex="normal"/>
    </style:style>
    <style:style style:name="T3" style:family="text">
      <style:text-properties fo:font-weight="normal" officeooo:rsid="002551c9" style:font-weight-asian="normal" style:font-weight-complex="normal"/>
    </style:style>
    <style:style style:name="T4" style:family="text">
      <style:text-properties fo:font-weight="normal" officeooo:rsid="0025d816" style:font-weight-asian="normal" style:font-weight-complex="normal"/>
    </style:style>
    <style:style style:name="T5" style:family="text">
      <style:text-properties fo:font-weight="normal" officeooo:rsid="0028e60b" style:font-weight-asian="normal" style:font-weight-complex="normal"/>
    </style:style>
    <style:style style:name="T6" style:family="text">
      <style:text-properties officeooo:rsid="001d8309"/>
    </style:style>
    <style:style style:name="T7" style:family="text">
      <style:text-properties style:text-position="sub 58%"/>
    </style:style>
    <style:style style:name="T8" style:family="text">
      <style:text-properties style:text-position="super 58%" officeooo:rsid="001d8309"/>
    </style:style>
    <style:style style:name="T9" style:family="text">
      <style:text-properties officeooo:rsid="00225dd4"/>
    </style:style>
    <style:style style:name="T10" style:family="text">
      <style:text-properties officeooo:rsid="00231967"/>
    </style:style>
    <style:style style:name="T11" style:family="text">
      <style:text-properties officeooo:rsid="002447a5"/>
    </style:style>
    <style:style style:name="T12" style:family="text">
      <style:text-properties officeooo:rsid="002551c9"/>
    </style:style>
    <style:style style:name="T13" style:family="text">
      <style:text-properties officeooo:rsid="0025d816"/>
    </style:style>
    <style:style style:name="T14" style:family="text">
      <style:text-properties officeooo:rsid="0027f346"/>
    </style:style>
    <style:style style:name="T15" style:family="text">
      <style:text-properties officeooo:rsid="0028e6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 SYNTACTIC APPROACH TO AUTOMATIC LIP FEATURE EXTRACTION FOR <text:span text:style-name="T9">SPEAKER</text:span> IDENTIFICATION T. Wark and S. Sridharan </text:p>
      <text:p text:style-name="P1"/>
      <text:p text:style-name="P1">- Brief description of feature extraction technique proposed in paper</text:p>
      <text:p text:style-name="P2"/>
      <text:p text:style-name="P8">The <text:span text:style-name="T10">feature extraction model in this paper</text:span> extracts syntactic information from the lip region.</text:p>
      <text:p text:style-name="P8"/>
      <text:p text:style-name="P8"><text:span text:style-name="T11">An outline or lip contour is modelled directly from the syntactic information directly. They have avoided the use of any minimization procedures that may be necessary for refinement of the estimates. A chromatic lip model was then built collectively from the information gathered by numerous profiles around the lip contour.</text:span></text:p>
      <text:p text:style-name="P8"/>
      <text:p text:style-name="P9">In <text:span text:style-name="T12">the pursuit of obtaining</text:span> lip information, a region of interest (ROI) for the lips <text:span text:style-name="T12">was</text:span> obtained from each facial image. <text:span text:style-name="T12">A</text:span> scheme for locating lips based on the use of chromatic information <text:span text:style-name="T12">was presented after defining the region of interest.</text:span></text:p>
      <text:p text:style-name="P2"/>
      <text:p text:style-name="P2">Classification of lip information for <text:span text:style-name="T12">speaker</text:span> identification is achieved using the Gaussian Mixture Model (GMM). </text:p>
      <text:p text:style-name="P2"/>
      <text:p text:style-name="P1">- Scale invariance of technique “Consistency of performance of models trained on extracted features over scale variation”</text:p>
      <text:p text:style-name="Standard"/>
      <text:p text:style-name="P1"/>
      <text:p text:style-name="P1">- Orientation invariance “Consistency of performance of models trained on extracted features over orientation invariance”</text:p>
      <text:p text:style-name="P1"/>
      <text:p text:style-name="P10">A region of interest (ROI) for the lips must be obtained from each facial image. Based on the chromatic information, attempts were made to locate the lips accurately and with minimal errors.</text:p>
      <text:p text:style-name="P10">The target here must always lie between the region of interest in order for the lip biometric to function effectively.</text:p>
      <text:p text:style-name="P10"/>
      <text:p text:style-name="P11"><text:span text:style-name="T13">This leads us to the conclusion that this paper also has a very low level of orientation invariance, as the biometric will not function if the lip does not lie within the region of interest (ROI).</text:span></text:p>
      <text:p text:style-name="P1"/>
      <text:p text:style-name="P1">- Lighting robustness </text:p>
      <text:p text:style-name="P1"><text:tab/>“Consistency of performance of models trained on extracted features over lighting variation”</text:p>
      <text:p text:style-name="P1"/>
      <text:p text:style-name="Standard"><text:span text:style-name="T4">Chromatic information is one of the key features on the basis of which the biometric is carried out. In order to</text:span><text:span text:style-name="T1"> derive colour information from the lips in a consistent manner, </text:span><text:span text:style-name="T3">this paper has</text:span><text:span text:style-name="T1"> chose</text:span><text:span text:style-name="T4">n</text:span><text:span text:style-name="T1"> to take profiles along normals to points placed around the outer lip contour. The profiles were </text:span><text:span text:style-name="T2">chosen to be of sufficient length so as to cover areas inside the oral cavity and in the skin surrounding the lip.</text:span></text:p>
      <text:p text:style-name="P5"/>
      <text:p text:style-name="P6"><text:span text:style-name="T13">To get a successful match with the lip, the biometric</text:span> requires an adequate amount of lighting conditions to be present at all times on the lip at all times, hence making this susceptible to poor lighting conditions.</text:p>
      <text:p text:style-name="P1"/>
      <text:p text:style-name="P1">- Temporal permanence </text:p>
      <text:p text:style-name="P1"><text:tab/>“Consistency of performance of models trained on extracted features over time”</text:p>
      <text:p text:style-name="P1"/>
      <text:p text:style-name="P1"/>
      <text:p text:style-name="P1"><text:soft-page-break/></text:p>
      <text:p text:style-name="P1"/>
      <text:p text:style-name="P1">- Use of local/global features </text:p>
      <text:p text:style-name="P1"><text:tab/>“Specify whether local or global features are used. Both used is preferred”</text:p>
      <text:p text:style-name="P1"/>
      <text:p text:style-name="P13">In this article, two main sources of information are used regarding the lip: shape information and colour-component information in the surrounding lip areas. Previous work has already shown that</text:p>
      <text:p text:style-name="P14">a major chunk of the speaker dependent information comes from the lip intensity information as compared to that of the lip shape.</text:p>
      <text:p text:style-name="P3"/>
      <text:p text:style-name="P15"><text:span text:style-name="T14">Attributing</text:span> to <text:span text:style-name="T14">usually</text:span> poor visibility around the inner contour of the mouth, <text:span text:style-name="T14">it was neglected and the focus was diverted to the outer lip contour. Morphological closure was a technique used to fill any remaining gaps by placing a tiny box at the centroid of all the points. This was a necessary step in order to ensure accuracy and consistency with the edge detection algorithm used to locate points on the outer lip contour.</text:span></text:p>
      <text:p text:style-name="P3"/>
      <text:p text:style-name="P5"><text:span text:style-name="T1">For each point along each profile vector, the red, green and blue colour-component values were stored. All colour values for all profile vectors were then concatenated to form one grand profile vector (GPV) for the image. This step assumes a certain amount of correlation between the colours in each profile vector. </text:span><text:span text:style-name="T5">An e</text:span><text:span text:style-name="T1">xtract</text:span><text:span text:style-name="T5">ion of</text:span><text:span text:style-name="T1"> lower dimensional feature vectors using Principle Component Analysis (PCA) over a set of GPV's </text:span>from a representative training set covering all <text:span text:style-name="T15">speakers</text:span>. This is performed by finding the eigenvectors corresponding to the largest eigenvalues of the covariance matrix from the training set. Thus if our initial GPV's are of order n, and we require our new feature vectors to be of order t, then we evaluate: </text:p>
      <text:p text:style-name="P5"/>
      <text:p text:style-name="P5"><text:tab/><text:tab/><text:tab/><text:tab/><text:tab/><text:span text:style-name="T6">X</text:span><text:span text:style-name="T7">new </text:span>= PT(X<text:span text:style-name="T7">old</text:span> -<text:span text:style-name="T6">X</text:span><text:span text:style-name="T8">’</text:span><text:span text:style-name="T7">old</text:span>) </text:p>
      <text:p text:style-name="P5"/>
      <text:p text:style-name="P5">where <text:span text:style-name="T6">X</text:span><text:span text:style-name="T7">old</text:span> is the mean GPV from the training set, and P is an n x t matrix whose t columns are the eigenvectors corresponding to the largest t eigenvalues. </text:p>
      <text:p text:style-name="P3"/>
      <text:p text:style-name="P4"><text:span text:style-name="T14">In these ways,</text:span> <text:span text:style-name="T14">this paper </text:span>focus<text:span text:style-name="T14">ses</text:span> more on local feature extraction in the form of color values for profile vectors. <text:span text:style-name="T14">The lip shape, although not completely neglected, is definetely sidelined for the purpose of biometric.</text:span>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20:04:00.743000000</meta:creation-date>
    <dc:date>2019-11-09T00:21:52.638000000</dc:date>
    <meta:editing-duration>PT37M46S</meta:editing-duration>
    <meta:editing-cycles>4</meta:editing-cycles>
    <meta:generator>LibreOffice/6.2.2.2$Windows_X86_64 LibreOffice_project/2b840030fec2aae0fd2658d8d4f9548af4e3518d</meta:generator>
    <meta:document-statistic meta:table-count="0" meta:image-count="0" meta:object-count="0" meta:page-count="2" meta:paragraph-count="26" meta:word-count="736" meta:character-count="4537" meta:non-whitespace-character-count="3810"/>
  </office:meta>
</office:document-meta>
</file>